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1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office:value-type="string" calcext:value-type="string">
            <text:p>23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office:value-type="string" calcext:value-type="string">
            <text:p>23.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office:value-type="string" calcext:value-type="string">
            <text:p>301.3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3:43:52.0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5T13:44:34.758000000</dc:date>
    <meta:editing-duration>P1DT12H20M57S</meta:editing-duration>
    <meta:editing-cycles>703</meta:editing-cycles>
    <meta:document-statistic meta:table-count="1" meta:cell-count="129" meta:object-count="0"/>
  </office:meta>
</office:document-meta>
</file>